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Nimbus Roman" officeooo:rsid="000f8e88" officeooo:paragraph-rsid="000f8e88"/>
    </style:style>
    <style:style style:name="P2" style:family="paragraph" style:parent-style-name="Standard">
      <style:paragraph-properties fo:line-height="200%"/>
      <style:text-properties style:font-name="Nimbus Roman" officeooo:rsid="001093ca" officeooo:paragraph-rsid="001093ca"/>
    </style:style>
    <style:style style:name="P3" style:family="paragraph" style:parent-style-name="Standard">
      <style:paragraph-properties fo:line-height="200%" fo:text-align="center" style:justify-single-word="false"/>
      <style:text-properties style:font-name="Nimbus Roman" officeooo:rsid="000f8e88" officeooo:paragraph-rsid="000f8e88"/>
    </style:style>
    <style:style style:name="P4" style:family="paragraph" style:parent-style-name="Standard">
      <style:paragraph-properties fo:line-height="200%" fo:text-align="start" style:justify-single-word="false"/>
      <style:text-properties style:font-name="Nimbus Roman" officeooo:paragraph-rsid="000f8e88"/>
    </style:style>
    <style:style style:name="P5" style:family="paragraph" style:parent-style-name="Standard">
      <style:paragraph-properties fo:line-height="200%" fo:text-align="start" style:justify-single-word="false"/>
      <style:text-properties style:font-name="Nimbus Roman" officeooo:rsid="000f8e88" officeooo:paragraph-rsid="000f8e88"/>
    </style:style>
    <style:style style:name="T1" style:family="text">
      <style:text-properties officeooo:rsid="000f8e88"/>
    </style:style>
    <style:style style:name="T2" style:family="text">
      <style:text-properties officeooo:rsid="00109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antha Urgo</text:p>
      <text:p text:style-name="P1">9 September 2025</text:p>
      <text:p text:style-name="P2">Computing in the Modern World</text:p>
      <text:p text:style-name="P3">Career Mission Statement</text:p>
      <text:p text:style-name="P4"><text:span text:style-name="T1"><text:tab/></text:span>I am passionate about designing databases and back-end systems that are secure, efficient, and cost-effective, ensuring data is always protected and accessibl<text:span text:style-name="T2">e</text:span>. I value simplicity and flow in my work, aiming to deliver the best possible experience for end users with no compromises. I thrive on solving complex problems with elegant solutions and making back-end development both effective and desirable. To me, back-end engineering is not just about performance—it’s about responsibility, scalability, and building trust. <text:span text:style-name="T2">Too many times have companies failed to carry that trust for its users, and changing that with some persistence and determination can make a huge difference for the tech-heavy industry as a whole. </text:span></text:p>
      <text:p text:style-name="P5"><text:tab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09:33:23.910487079</meta:creation-date>
    <dc:date>2025-09-10T09:55:31.760121967</dc:date>
    <meta:editing-duration>PT8M27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1" meta:paragraph-count="6" meta:word-count="122" meta:character-count="804" meta:non-whitespace-character-count="685"/>
  </office:meta>
</office:document-meta>
</file>